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6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49" style:family="table-cell" style:parent-style-name="Default"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19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9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6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4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48cm" fo:padding-left="0.136cm" fo:padding-right="0.035cm" fo:padding-top="0.048cm" fo:border-right="0.7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81" style:family="table-cell" style:parent-style-name="Default">
      <style:text-properties style:font-name="Avenir5" fo:font-style="normal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7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3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8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6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2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5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4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9" style:family="table-cell" style:parent-style-name="Default">
      <style:table-cell-properties style:vertical-align="middle"/>
      <style:text-properties style:use-window-font-color="true" style:font-name="Avenir5"/>
    </style:style>
    <style:style style:name="ce18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6" fo:font-weight="bold"/>
    </style:style>
    <style:style style:name="ce187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6" fo:font-weight="normal"/>
    </style:style>
    <style:style style:name="ce187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6" fo:font-weight="bold"/>
    </style:style>
    <style:style style:name="ce187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6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98" style:family="table-cell" style:parent-style-name="Default">
      <style:table-cell-properties fo:border="0.06pt solid #000000" style:vertical-align="middle"/>
      <style:text-properties style:font-name="Avenir5"/>
    </style:style>
    <style:style style:name="ce16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0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9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26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98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7" table:content-validation-name="val57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92" office:value-type="string" calcext:value-type="string">
            <text:p>Név</text:p>
          </table:table-cell>
          <table:table-cell table:style-name="ce226"/>
          <table:table-cell table:style-name="ce250" office:value-type="string" calcext:value-type="string">
            <text:p>MP</text:p>
          </table:table-cell>
          <table:table-cell table:style-name="ce226" office:value-type="string" calcext:value-type="string">
            <text:p>Szint</text:p>
          </table:table-cell>
          <table:table-cell table:style-name="ce328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özelharc</text:p>
          </table:table-cell>
          <table:covered-table-cell table:style-name="ce228" table:content-validation-name="val66"/>
          <table:table-cell table:style-name="ce253" table:content-validation-name="val70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ardvívás</text:p>
          </table:table-cell>
          <table:covered-table-cell table:style-name="ce228" table:content-validation-name="val66"/>
          <table:table-cell table:style-name="ce253" table:content-validation-name="val70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Zúzás</text:p>
          </table:table-cell>
          <table:covered-table-cell table:style-name="ce228" table:content-validation-name="val66"/>
          <table:table-cell table:style-name="ce253" table:content-validation-name="val70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ándzsavívás</text:p>
          </table:table-cell>
          <table:covered-table-cell table:style-name="ce228" table:content-validation-name="val66"/>
          <table:table-cell table:style-name="ce253" table:content-validation-name="val70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Hajítás</text:p>
          </table:table-cell>
          <table:covered-table-cell table:style-name="ce228" table:content-validation-name="val65"/>
          <table:table-cell table:style-name="ce253" table:content-validation-name="val70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Íjászat</text:p>
          </table:table-cell>
          <table:covered-table-cell table:style-name="ce228" table:content-validation-name="val65"/>
          <table:table-cell table:style-name="ce253" table:content-validation-name="val70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övészet</text:p>
          </table:table-cell>
          <table:covered-table-cell table:style-name="ce228" table:content-validation-name="val65"/>
          <table:table-cell table:style-name="ce253" table:content-validation-name="val70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5" office:value-type="string" calcext:value-type="string">
            <text:p>Primer világi képzettség</text:p>
          </table:table-cell>
          <table:table-cell table:style-name="ce69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4" table:number-columns-spanned="2" table:number-rows-spanned="1"/>
          <table:covered-table-cell table:style-name="ce7"/>
          <table:table-cell table:style-name="ce130"/>
          <table:table-cell table:style-name="ce5"/>
          <table:table-cell table:style-name="ce193" office:value-type="string" calcext:value-type="string" table:number-columns-spanned="2" table:number-rows-spanned="1">
            <text:p>Ostromlövészet</text:p>
          </table:table-cell>
          <table:covered-table-cell table:style-name="ce228" table:content-validation-name="val65"/>
          <table:table-cell table:style-name="ce253" table:content-validation-name="val70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30"/>
          <table:table-cell table:style-name="ce5"/>
          <table:table-cell table:style-name="ce194" office:value-type="string" calcext:value-type="string" table:number-columns-spanned="2" table:number-rows-spanned="1">
            <text:p>Mágikus célzás</text:p>
          </table:table-cell>
          <table:covered-table-cell table:style-name="ce228" table:content-validation-name="val65"/>
          <table:table-cell table:style-name="ce253" table:content-validation-name="val70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6"/>
          <table:table-cell table:style-name="ce190"/>
          <table:table-cell table:style-name="ce5"/>
          <table:table-cell table:style-name="ce202" office:value-type="string" calcext:value-type="string" table:number-columns-spanned="4" table:number-rows-spanned="1">
            <text:p>Manőver Bónusz Pont</text:p>
          </table:table-cell>
          <table:covered-table-cell table:number-columns-repeated="3" table:style-name="ce245"/>
          <table:table-cell table:style-name="ce333" table:content-validation-name="val52" table:formula="of:=ROUNDDOWN(SUM([.J19:.J22])/3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Default" table:number-columns-repeated="5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2" table:content-validation-name="val65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5"/>
          <table:table-cell table:style-name="ce310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32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27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7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9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32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35" table:content-validation-name="val69" table:number-columns-spanned="2" table:number-rows-spanned="1"/>
          <table:covered-table-cell table:style-name="ce235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1" office:value-type="string" calcext:value-type="string" table:number-columns-spanned="2" table:number-rows-spanned="1">
            <text:p>Fok</text:p>
          </table:table-cell>
          <table:covered-table-cell table:style-name="ce291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3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3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97" table:content-validation-name="val36" office:value-type="float" office:value="5" calcext:value-type="float">
            <text:p>5</text:p>
          </table:table-cell>
          <table:table-cell table:style-name="ce12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97" table:content-validation-name="val36" office:value-type="float" office:value="1" calcext:value-type="float">
            <text:p>1</text:p>
          </table:table-cell>
          <table:table-cell table:style-name="ce12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3" table:content-validation-name="val74" table:number-columns-spanned="2" table:number-rows-spanned="1"/>
          <table:covered-table-cell table:style-name="ce29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30:Alapértékek.J30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2:Alapértékek.J43 Alapértékek.J47:Alapértékek.J66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4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7"/>
          <table:covered-table-cell table:number-columns-repeated="5" table:style-name="ce7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7" table:number-columns-spanned="7" table:number-rows-spanned="1"/>
          <table:covered-table-cell table:number-columns-repeated="6" table:style-name="ce7"/>
          <table:table-cell table:number-columns-repeated="7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26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703"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0" table:content-validation-name="val84"/>
          <table:covered-table-cell table:style-name="ce440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41" table:content-validation-name="val84"/>
          <table:covered-table-cell table:style-name="ce441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581"/>
        <table:table-column table:style-name="co27" table:default-cell-style-name="ce581"/>
        <table:table-column table:style-name="co28" table:default-cell-style-name="ce581"/>
        <table:table-column table:style-name="co29" table:default-cell-style-name="ce581"/>
        <table:table-column table:style-name="co30" table:number-columns-repeated="5" table:default-cell-style-name="ce581"/>
        <table:table-column table:style-name="co31" table:default-cell-style-name="ce581"/>
        <table:table-column table:style-name="co14" table:default-cell-style-name="ce581"/>
        <table:table-column table:style-name="co32" table:default-cell-style-name="ce581"/>
        <table:table-column table:style-name="co33" table:default-cell-style-name="ce581"/>
        <table:table-column table:style-name="co34" table:default-cell-style-name="ce581"/>
        <table:table-column table:style-name="co35" table:default-cell-style-name="ce581"/>
        <table:table-column table:style-name="co36" table:default-cell-style-name="ce894"/>
        <table:table-column table:style-name="co37" table:default-cell-style-name="ce909"/>
        <table:table-column table:style-name="co38" table:default-cell-style-name="ce5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02"/>
          <table:covered-table-cell table:number-columns-repeated="2" table:style-name="ce49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58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82" table:content-validation-name="val127" office:value-type="string" calcext:value-type="string">
            <text:p>Módosítók</text:p>
          </table:table-cell>
          <table:table-cell table:style-name="ce582" table:content-validation-name="val134" office:value-type="string" calcext:value-type="string">
            <text:p>Összesen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70" table:content-validation-name="val116" office:value-type="float" office:value="10" calcext:value-type="float">
            <text:p>10</text:p>
          </table:table-cell>
          <table:table-cell table:style-name="ce670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51" table:content-validation-name="val135" table:formula="of:=[.C4]+[.D4]" office:value-type="float" office:value="15" calcext:value-type="float">
            <text:p>15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32" table:content-validation-name="val161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70" table:content-validation-name="val116" office:value-type="float" office:value="20" calcext:value-type="float">
            <text:p>20</text:p>
          </table:table-cell>
          <table:table-cell table:style-name="ce670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751" table:content-validation-name="val136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70" table:content-validation-name="val116" office:value-type="float" office:value="120" calcext:value-type="float">
            <text:p>120</text:p>
          </table:table-cell>
          <table:table-cell table:style-name="ce670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751" table:content-validation-name="val137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11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70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751" table:content-validation-name="val138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32" table:content-validation-name="val162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02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11" office:value-type="string" calcext:value-type="string">
            <text:p>KP HM-re:</text:p>
          </table:table-cell>
          <table:table-cell table:style-name="ce1132" table:content-validation-name="val139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11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3" table:content-validation-name="val118" office:value-type="string" calcext:value-type="string">
            <text:p>Szint</text:p>
          </table:table-cell>
          <table:table-cell table:style-name="ce673" office:value-type="string" calcext:value-type="string">
            <text:p>KÉ</text:p>
          </table:table-cell>
          <table:table-cell table:style-name="ce673" office:value-type="string" calcext:value-type="string">
            <text:p>TÉ/CÉ</text:p>
          </table:table-cell>
          <table:table-cell table:style-name="ce673" office:value-type="string" calcext:value-type="string">
            <text:p>VÉ</text:p>
          </table:table-cell>
          <table:table-cell table:style-name="ce673" table:content-validation-name="val148" office:value-type="string" calcext:value-type="string">
            <text:p>Harckeret</text:p>
          </table:table-cell>
          <table:table-cell table:style-name="ce67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3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7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47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6"/>
          <table:covered-table-cell table:number-columns-repeated="5" table:style-name="ce580"/>
          <table:covered-table-cell table:style-name="ce616"/>
          <table:covered-table-cell table:style-name="ce82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17" table:content-validation-name="val60" office:value-type="string" calcext:value-type="string">
            <text:p>Sebesség</text:p>
          </table:table-cell>
          <table:table-cell table:style-name="ce68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24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02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3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683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4]" office:value-type="float" office:value="0" calcext:value-type="float">
            <text:p>0</text:p>
          </table:table-cell>
          <table:table-cell table:style-name="ce532" table:number-columns-spanned="2" table:number-rows-spanned="1"/>
          <table:covered-table-cell table:style-name="ce532"/>
          <table:table-cell table:style-name="ce835"/>
          <table:table-cell table:style-name="Default" table:number-columns-repeated="3"/>
          <table:table-cell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4"/>
          <table:table-cell table:style-name="ce499"/>
          <table:table-cell table:style-name="Default" table:number-columns-repeated="3"/>
          <table:table-cell table:style-name="ce840"/>
          <table:table-cell table:style-name="ce602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17" table:content-validation-name="val60" office:value-type="string" calcext:value-type="string">
            <text:p>Sebesség</text:p>
          </table:table-cell>
          <table:table-cell table:style-name="ce68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24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683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31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683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2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451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6" table:content-validation-name="val106"/>
          <table:table-cell table:style-name="ce617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95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864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799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803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828" table:number-columns-spanned="3" table:number-rows-spanned="1"/>
          <table:covered-table-cell table:number-columns-repeated="2" table:style-name="ce864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28" table:content-validation-name="val154"/>
          <table:covered-table-cell table:style-name="ce864"/>
          <table:covered-table-cell table:style-name="ce495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998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52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24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623" office:value-type="string" calcext:value-type="string" table:number-columns-spanned="7" table:number-rows-spanned="1">
            <text:p>VÉ: </text:p>
          </table:table-cell>
          <table:covered-table-cell table:number-columns-repeated="6" table:style-name="ce690"/>
          <table:table-cell table:style-name="ce954" office:value-type="string" calcext:value-type="string" table:number-columns-spanned="2" table:number-rows-spanned="1">
            <text:p>MBP: </text:p>
          </table:table-cell>
          <table:covered-table-cell table:style-name="ce98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2"/>
          <table:table-cell table:style-name="ce757" table:content-validation-name="val123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61" table:content-validation-name="val98" office:value-type="string" calcext:value-type="string">
            <text:p><text:s text:c="3"/>Elsődleges fegyver</text:p>
          </table:table-cell>
          <table:table-cell table:style-name="ce64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61" table:content-validation-name="val98" office:value-type="string" calcext:value-type="string">
            <text:p><text:s text:c="3"/>Másodlagos fegyver</text:p>
          </table:table-cell>
          <table:table-cell table:style-name="ce640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2" office:value-type="string" calcext:value-type="string">
            <text:p>KÉ</text:p>
          </table:table-cell>
          <table:table-cell table:style-name="ce1021" office:value-type="string" calcext:value-type="string">
            <text:p>TÉ</text:p>
          </table:table-cell>
          <table:table-cell table:style-name="ce10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4" table:number-columns-repeated="2"/>
          <table:table-cell table:style-name="ce633"/>
          <table:table-cell table:style-name="ce624"/>
          <table:table-cell table:style-name="ce633" table:number-columns-repeated="3"/>
          <table:table-cell table:style-name="ce961"/>
          <table:table-cell table:style-name="ce499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07"/>
          <table:table-cell table:style-name="ce707"/>
          <table:table-cell table:style-name="ce761" office:value-type="string" calcext:value-type="string">
            <text:p>Harckeret</text:p>
          </table:table-cell>
          <table:table-cell table:style-name="ce761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10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2" table:number-columns-spanned="2" table:number-rows-spanned="1"/>
          <table:covered-table-cell table:style-name="ce64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02" office:value-type="string" calcext:value-type="string">
            <text:p>KÉ</text:p>
          </table:table-cell>
          <table:table-cell table:style-name="ce1021" office:value-type="string" calcext:value-type="string">
            <text:p>TÉ</text:p>
          </table:table-cell>
          <table:table-cell table:style-name="ce10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0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2" table:content-validation-name="val168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21" table:content-validation-name="val168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21" table:content-validation-name="val168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2" table:number-columns-spanned="2" table:number-rows-spanned="1"/>
          <table:covered-table-cell table:style-name="ce708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26" table:content-validation-name="val168" table:formula="of:=IF([.$B$53]&gt;0;[.O$60];0)" office:value-type="float" office:value="0" calcext:value-type="float">
            <text:p>0</text:p>
          </table:table-cell>
          <table:table-cell table:style-name="ce1026" table:formula="of:=[.P60]" office:value-type="float" office:value="0" calcext:value-type="float">
            <text:p>0</text:p>
          </table:table-cell>
          <table:table-cell table:style-name="ce907"/>
          <table:table-cell table:style-name="ce70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1"/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1">
          <table:table-cell table:style-name="ce56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8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46" table:content-validation-name="val115" table:number-columns-spanned="2" table:number-rows-spanned="1"/>
          <table:covered-table-cell table:style-name="ce646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6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47"/>
          <table:table-cell table:style-name="ce495" table:number-columns-repeated="3"/>
          <table:table-cell table:style-name="ce709" table:number-columns-repeated="3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09"/>
          <table:table-cell table:style-name="Default" table:number-columns-repeated="3"/>
          <table:table-cell table:style-name="ce709" table:number-columns-repeated="2"/>
          <table:table-cell table:style-name="ce893"/>
          <table:table-cell table:style-name="ce633"/>
          <table:table-cell table:style-name="ce7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9"/>
          <table:covered-table-cell table:style-name="ce825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09"/>
          <table:table-cell table:style-name="ce495" table:number-columns-repeated="6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02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7" table:default-cell-style-name="ce7"/>
        <table:table-column table:style-name="co50" table:default-cell-style-name="ce7"/>
        <table:table-column table:style-name="co51" table:default-cell-style-name="ce696"/>
        <table:table-column table:style-name="co52" table:default-cell-style-name="ce7"/>
        <table:table-column table:style-name="co38" table:number-columns-repeated="2" table:default-cell-style-name="ce7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6"/>
          <table:table-cell table:style-name="ce1167" table:content-validation-name="val72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1" table:number-columns-spanned="4" table:number-rows-spanned="1"/>
          <table:covered-table-cell table:style-name="ce742" table:content-validation-name="val171"/>
          <table:covered-table-cell table:style-name="ce232" table:content-validation-name="val171"/>
          <table:covered-table-cell table:style-name="ce252" table:content-validation-name="val171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24" table:content-validation-name="val171" table:number-columns-spanned="4" table:number-rows-spanned="1"/>
          <table:covered-table-cell table:style-name="ce145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0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2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/>
          <table:table-cell table:style-name="ce1124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7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78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70"/>
          <table:covered-table-cell table:style-name="ce1173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1" table:number-columns-spanned="4" table:number-rows-spanned="1"/>
          <table:covered-table-cell table:number-columns-repeated="3" table:style-name="ce108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13">
          <table:table-cell table:style-name="ce1063" table:content-validation-name="val60" table:number-columns-spanned="13" table:number-rows-spanned="1"/>
          <table:covered-table-cell table:number-columns-repeated="11" table:style-name="ce1063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7"/>
        <table:table-column table:style-name="co38" table:number-columns-repeated="4" table:default-cell-style-name="ce7"/>
        <table:table-column table:style-name="co58" table:default-cell-style-name="ce7"/>
        <table:table-column table:style-name="co59" table:default-cell-style-name="ce7"/>
        <table:table-column table:style-name="co38" table:number-columns-repeated="6" table:default-cell-style-name="ce7"/>
        <table:table-column table:style-name="co60" table:default-cell-style-name="ce7"/>
        <table:table-column table:style-name="co38" table:number-columns-repeated="241" table:default-cell-style-name="ce7"/>
        <table:table-column table:style-name="co14" table:number-columns-repeated="16128" table:default-cell-style-name="ce7"/>
        <table:table-row table:style-name="ro14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5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7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5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0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1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3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57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0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5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0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(MB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71" office:value-type="string" calcext:value-type="string">
            <text:p>* Tradíció lista frissítve</text:p>
          </table:table-cell>
        </table:table-row>
        <table:table-row table:style-name="ro2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1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11"/>
          <table:covered-table-cell table:style-name="ce1721"/>
          <table:covered-table-cell table:number-columns-repeated="6" table:style-name="ce1711"/>
          <table:covered-table-cell table:number-columns-repeated="3" table:style-name="ce1748"/>
          <table:covered-table-cell table:style-name="ce171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11"/>
          <table:table-cell table:style-name="ce1721"/>
          <table:table-cell table:style-name="ce1711" table:number-columns-repeated="6"/>
          <table:table-cell table:style-name="ce1748" table:number-columns-repeated="3"/>
          <table:table-cell table:style-name="ce171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33" office:value-type="string" calcext:value-type="string">
            <text:p>Szint</text:p>
          </table:table-cell>
          <table:table-cell table:style-name="ce1733" office:value-type="string" calcext:value-type="string" table:number-columns-spanned="2" table:number-rows-spanned="1">
            <text:p>KP</text:p>
          </table:table-cell>
          <table:covered-table-cell table:style-name="ce17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4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4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4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08" office:value-type="string" calcext:value-type="string">
            <text:p>Fok</text:p>
          </table:table-cell>
          <table:table-cell table:style-name="ce170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4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0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4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4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4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4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1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4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19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4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0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4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4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19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4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495"/>
          <table:table-cell table:style-name="ce181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54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08" table:content-validation-name="val185" office:value-type="string" calcext:value-type="string">
            <text:p>Fok</text:p>
          </table:table-cell>
          <table:table-cell table:style-name="ce1708" table:content-validation-name="val185" office:value-type="string" calcext:value-type="string">
            <text:p>Bónusz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60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02" table:content-validation-name="val60"/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08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5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2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9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08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0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0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0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0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4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3" table:content-validation-name="val60"/>
          <table:table-cell table:style-name="ce1699" table:content-validation-name="val60" table:number-columns-repeated="2"/>
          <table:table-cell table:style-name="ce1852" table:content-validation-name="val60"/>
          <table:table-cell table:style-name="ce1725" table:content-validation-name="val60"/>
          <table:table-cell table:style-name="ce185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0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1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10" table:content-validation-name="val60"/>
          <table:table-cell table:style-name="ce171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10" table:content-validation-name="val60" office:value-type="string" calcext:value-type="string">
            <text:p>Szúró</text:p>
          </table:table-cell>
          <table:table-cell table:style-name="ce1710" table:content-validation-name="val60" office:value-type="string" calcext:value-type="string">
            <text:p>Vágó</text:p>
          </table:table-cell>
          <table:table-cell table:style-name="ce1710" table:content-validation-name="val60" office:value-type="string" calcext:value-type="string">
            <text:p>Zúzó</text:p>
          </table:table-cell>
          <table:table-cell table:style-name="ce171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6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6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6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6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6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6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6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10" table:content-validation-name="val60" office:value-type="string" calcext:value-type="string">
            <text:p>SFÉ</text:p>
          </table:table-cell>
          <table:table-cell table:style-name="ce1710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10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42"/>
          <table:table-cell table:style-name="ce1617"/>
          <table:table-cell table:style-name="Default" table:number-columns-repeated="3"/>
          <table:table-cell table:style-name="ce172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42"/>
          <table:table-cell table:style-name="ce1663"/>
          <table:table-cell table:style-name="ce1699" table:number-columns-repeated="2"/>
          <table:table-cell table:style-name="ce1852"/>
          <table:table-cell table:style-name="ce172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42"/>
          <table:table-cell table:style-name="ce1663"/>
          <table:table-cell table:style-name="ce1699" table:number-columns-repeated="2"/>
          <table:table-cell table:style-name="ce1852"/>
          <table:table-cell table:style-name="ce172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42"/>
          <table:table-cell table:style-name="ce1663"/>
          <table:table-cell table:style-name="ce1699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42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57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00.00.00</text:date>, <text:time style:data-style-name="N2" text:time-value="23:02:41.59659706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9T23:32:47.867758196</dc:date>
    <meta:editing-cycles>711</meta:editing-cycles>
    <meta:editing-duration>P7DT14H58M25S</meta:editing-duration>
    <meta:document-statistic meta:table-count="11" meta:cell-count="34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